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be6" officeooo:paragraph-rsid="001f8be6"/>
    </style:style>
    <style:style style:name="P2" style:family="paragraph" style:parent-style-name="Standard" style:list-style-name="L1">
      <style:text-properties officeooo:rsid="001f8be6" officeooo:paragraph-rsid="001f8be6"/>
    </style:style>
    <style:style style:name="P3" style:family="paragraph" style:parent-style-name="Standard">
      <style:text-properties officeooo:rsid="001f8be6" officeooo:paragraph-rsid="001f8be6"/>
    </style:style>
    <style:style style:name="P4" style:family="paragraph" style:parent-style-name="Standard">
      <style:text-properties officeooo:rsid="002485b3" officeooo:paragraph-rsid="002485b3"/>
    </style:style>
    <style:style style:name="P5" style:family="paragraph" style:parent-style-name="Standard">
      <style:text-properties officeooo:rsid="0024b1d6" officeooo:paragraph-rsid="0024b1d6"/>
    </style:style>
    <style:style style:name="P6" style:family="paragraph" style:parent-style-name="Standard">
      <style:text-properties officeooo:rsid="002693cb" officeooo:paragraph-rsid="002693cb"/>
    </style:style>
    <style:style style:name="P7" style:family="paragraph" style:parent-style-name="Standard">
      <style:text-properties officeooo:rsid="0028e1db" officeooo:paragraph-rsid="0028e1db"/>
    </style:style>
    <style:style style:name="T1" style:family="text">
      <style:text-properties officeooo:rsid="002693cb"/>
    </style:style>
    <style:style style:name="T2" style:family="text">
      <style:text-properties officeooo:rsid="0026c3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4.B Tensor Decompostition for DL Parameters</text:p>
      <text:p text:style-name="P4"/>
      <text:p text:style-name="P5">To tackle tensor decomposition for DL Parameters, we have successfully implemented tensor decomposition for fully conneced layer using Singular Value Decomposition (citation needed). The convolutional layers has also been decomposed using both CP decomposition and Tucker decomposition. <text:span text:style-name="T1">The rank selection method are implemented using Variational Bayesian Matrix Factorization (VBMF). VBMF approximates the minimum rank needed to fully recover a given matrix (the DL parameters in this case). The VBMF determined rank is used to do 2-way Tucker decomposition on the convolutional layers (input dimension and output dimension, while keeping two kernel dimensions the same).</text:span></text:p>
      <text:p text:style-name="P5"/>
      <text:p text:style-name="P6">The next step of the tensor decomposition part is to come up with an API that estimates the <text:span text:style-name="T2">tradeoff between accuracy and calculation speed. The API calculates the free energy of each row to determine the accuracy lost.</text:span></text:p>
      <text:p text:style-name="P1"/>
      <text:p text:style-name="P7">Needs revision</text:p>
      <text:p text:style-name="P1"/>
      <text:p text:style-name="P1">Summary</text:p>
      <text:list xml:id="list2212837014866863380" text:style-name="L1">
        <text:list-item>
          <text:p text:style-name="P2">Done</text:p>
          <text:list>
            <text:list-item>
              <text:p text:style-name="P2">Using VGG-16 CNN for Visual Object Tracking</text:p>
            </text:list-item>
            <text:list-item>
              <text:p text:style-name="P2">Use VBMF to determine rank of matrix</text:p>
            </text:list-item>
            <text:list-item>
              <text:p text:style-name="P2">decompose fully connected layer with SVD</text:p>
            </text:list-item>
            <text:list-item>
              <text:p text:style-name="P2">decompose convolutional layer with CP decomposition and Tucker decompostition</text:p>
            </text:list-item>
          </text:list>
        </text:list-item>
        <text:list-item>
          <text:p text:style-name="P2">Next Step:</text:p>
          <text:list>
            <text:list-item>
              <text:p text:style-name="P2">develop API to trade-off between accuracy and speed for any given CNN</text:p>
            </text:list-item>
            <text:list-item>
              <text:p text:style-name="P2">Thorough comparison or CP and Tucker decomposition</text:p>
            </text:list-item>
          </text:list>
        </text:list-item>
      </text:list>
      <text:p text:style-name="P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0:35:10.338525117</meta:creation-date>
    <dc:date>2018-04-06T15:56:30.571868179</dc:date>
    <meta:editing-duration>PT5M46S</meta:editing-duration>
    <meta:editing-cycles>3</meta:editing-cycles>
    <meta:generator>LibreOffice/5.1.6.2$Linux_X86_64 LibreOffice_project/10m0$Build-2</meta:generator>
    <meta:document-statistic meta:table-count="0" meta:image-count="0" meta:object-count="0" meta:page-count="1" meta:paragraph-count="13" meta:word-count="200" meta:character-count="1294" meta:non-whitespace-character-count="1115"/>
  </office:meta>
</office:document-meta>
</file>